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ca377"/>
    </style:style>
    <style:style style:name="P2" style:family="paragraph" style:parent-style-name="Thesis_5f_body">
      <style:text-properties fo:language="bg" fo:country="BG" officeooo:paragraph-rsid="00a73779"/>
    </style:style>
    <style:style style:name="P3" style:family="paragraph" style:parent-style-name="Thesis_5f_body">
      <style:text-properties fo:language="bg" fo:country="BG" officeooo:paragraph-rsid="00af83fe"/>
    </style:style>
    <style:style style:name="P4" style:family="paragraph" style:parent-style-name="Thesis_5f_body">
      <style:text-properties fo:language="bg" fo:country="BG" officeooo:paragraph-rsid="00b0acb1"/>
    </style:style>
    <style:style style:name="P5" style:family="paragraph" style:parent-style-name="Thesis_5f_body">
      <style:text-properties officeooo:paragraph-rsid="009c7e7c"/>
    </style:style>
    <style:style style:name="P6" style:family="paragraph" style:parent-style-name="Thesis_5f_body">
      <style:text-properties officeooo:paragraph-rsid="00b79cf4"/>
    </style:style>
    <style:style style:name="P7"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4d6932" style:font-size-asian="12pt" style:font-name-complex="Times New Roman5" style:font-size-complex="12pt"/>
    </style:style>
    <style:style style:name="T3" style:family="text">
      <style:text-properties style:font-name="Times New Roman4" fo:font-size="12pt" officeooo:rsid="006ed00c" style:font-size-asian="12pt" style:font-name-complex="Times New Roman5" style:font-size-complex="12pt"/>
    </style:style>
    <style:style style:name="T4" style:family="text">
      <style:text-properties style:font-name="Times New Roman4" fo:font-size="12pt" officeooo:rsid="00776021" style:font-size-asian="12pt" style:font-name-complex="Times New Roman5" style:font-size-complex="12pt"/>
    </style:style>
    <style:style style:name="T5" style:family="text">
      <style:text-properties style:font-name="Times New Roman4" fo:font-size="12pt" officeooo:rsid="007bda72" style:font-size-asian="12pt" style:font-name-complex="Times New Roman5" style:font-size-complex="12pt"/>
    </style:style>
    <style:style style:name="T6" style:family="text">
      <style:text-properties style:font-name="Times New Roman4" fo:font-size="12pt" officeooo:rsid="00af83fe" style:font-size-asian="12pt" style:font-name-complex="Times New Roman5" style:font-size-complex="12pt"/>
    </style:style>
    <style:style style:name="T7" style:family="text">
      <style:text-properties style:font-name="Times New Roman4" fo:font-size="12pt" officeooo:rsid="00b0acb1" style:font-size-asian="12pt" style:font-name-complex="Times New Roman5" style:font-size-complex="12pt"/>
    </style:style>
    <style:style style:name="T8" style:family="text">
      <style:text-properties style:font-name="Times New Roman4" fo:font-size="12pt" style:font-size-asian="12pt" style:font-name-complex="Times New Roman4" style:font-size-complex="12pt"/>
    </style:style>
    <style:style style:name="T9" style:family="text">
      <style:text-properties style:font-name="Times New Roman4" fo:font-size="12pt" officeooo:rsid="00776021" style:font-size-asian="12pt" style:font-name-complex="Times New Roman4" style:font-size-complex="12pt"/>
    </style:style>
    <style:style style:name="T10" style:family="text">
      <style:text-properties style:font-name="Times New Roman4" fo:font-size="12pt" officeooo:rsid="0078c543" style:font-size-asian="12pt" style:font-name-complex="Times New Roman4" style:font-size-complex="12pt"/>
    </style:style>
    <style:style style:name="T11" style:family="text">
      <style:text-properties style:font-name="Times New Roman4" fo:font-size="12pt" officeooo:rsid="007bda72" style:font-size-asian="12pt" style:font-name-complex="Times New Roman4" style:font-size-complex="12pt"/>
    </style:style>
    <style:style style:name="T12" style:family="text">
      <style:text-properties style:font-name="Times New Roman4" fo:font-size="12pt" officeooo:rsid="007dab08" style:font-size-asian="12pt" style:font-name-complex="Times New Roman4" style:font-size-complex="12pt"/>
    </style:style>
    <style:style style:name="T13" style:family="text">
      <style:text-properties style:font-name="Times New Roman4" fo:font-size="12pt" officeooo:rsid="008162f5" style:font-size-asian="12pt" style:font-name-complex="Times New Roman4" style:font-size-complex="12pt"/>
    </style:style>
    <style:style style:name="T14" style:family="text">
      <style:text-properties style:font-name="Times New Roman4" fo:font-size="12pt" officeooo:rsid="0081c5c4" style:font-size-asian="12pt" style:font-name-complex="Times New Roman4" style:font-size-complex="12pt"/>
    </style:style>
    <style:style style:name="T15" style:family="text">
      <style:text-properties style:font-name="Times New Roman4" fo:font-size="12pt" officeooo:rsid="0097f20b" style:font-size-asian="12pt" style:font-name-complex="Times New Roman4" style:font-size-complex="12pt"/>
    </style:style>
    <style:style style:name="T16" style:family="text">
      <style:text-properties style:font-name="Times New Roman4" fo:font-size="12pt" officeooo:rsid="00a24dab" style:font-size-asian="12pt" style:font-name-complex="Times New Roman4" style:font-size-complex="12pt"/>
    </style:style>
    <style:style style:name="T17" style:family="text">
      <style:text-properties style:font-name="Times New Roman4" fo:font-size="12pt" officeooo:rsid="00aadfc1" style:font-size-asian="12pt" style:font-name-complex="Times New Roman4" style:font-size-complex="12pt"/>
    </style:style>
    <style:style style:name="T18" style:family="text">
      <style:text-properties style:font-name="Times New Roman4" fo:font-size="12pt" officeooo:rsid="00adaae2" style:font-size-asian="12pt" style:font-name-complex="Times New Roman4" style:font-size-complex="12pt"/>
    </style:style>
    <style:style style:name="T19" style:family="text">
      <style:text-properties style:font-name="Times New Roman4" fo:font-size="12pt" officeooo:rsid="00af83fe" style:font-size-asian="12pt" style:font-name-complex="Times New Roman4" style:font-size-complex="12pt"/>
    </style:style>
    <style:style style:name="T20" style:family="text">
      <style:text-properties style:font-name="Times New Roman4" fo:font-size="12pt" officeooo:rsid="00b0acb1" style:font-size-asian="12pt" style:font-name-complex="Times New Roman4" style:font-size-complex="12pt"/>
    </style:style>
    <style:style style:name="T21" style:family="text">
      <style:text-properties style:font-name="Times New Roman4" fo:font-size="12pt" officeooo:rsid="00b1f543" style:font-size-asian="12pt" style:font-name-complex="Times New Roman4" style:font-size-complex="12pt"/>
    </style:style>
    <style:style style:name="T22" style:family="text">
      <style:text-properties style:font-name="Times New Roman4" fo:font-size="12pt" officeooo:rsid="00b41c9e" style:font-size-asian="12pt" style:font-name-complex="Times New Roman4" style:font-size-complex="12pt"/>
    </style:style>
    <style:style style:name="T23" style:family="text">
      <style:text-properties style:font-name="Times New Roman4" fo:font-size="12pt" officeooo:rsid="00b4d8c6" style:font-size-asian="12pt" style:font-name-complex="Times New Roman4" style:font-size-complex="12pt"/>
    </style:style>
    <style:style style:name="T24" style:family="text">
      <style:text-properties style:font-name="Times New Roman4" fo:font-size="12pt" officeooo:rsid="00b64d0c" style:font-size-asian="12pt" style:font-name-complex="Times New Roman4" style:font-size-complex="12pt"/>
    </style:style>
    <style:style style:name="T25" style:family="text">
      <style:text-properties style:font-name="Times New Roman4" fo:font-size="12pt" officeooo:rsid="00b843b0" style:font-size-asian="12pt" style:font-name-complex="Times New Roman4" style:font-size-complex="12pt"/>
    </style:style>
    <style:style style:name="T26" style:family="text">
      <style:text-properties style:font-name="Times New Roman4" fo:font-size="12pt" fo:background-color="#ffffff" loext:char-shading-value="0" style:font-size-asian="12pt" style:font-name-complex="Times New Roman5" style:font-size-complex="12pt"/>
    </style:style>
    <style:style style:name="T27" style:family="text">
      <style:text-properties style:font-name="Times New Roman4" fo:font-size="12pt" fo:language="bg" fo:country="BG" officeooo:rsid="00533f39" style:font-size-asian="12pt" style:font-name-complex="Times New Roman4" style:font-size-complex="12pt"/>
    </style:style>
    <style:style style:name="T28" style:family="text">
      <style:text-properties style:font-name="Times New Roman4" fo:font-size="12pt" fo:language="bg" fo:country="BG" officeooo:rsid="00232fbb" style:font-size-asian="12pt" style:font-name-complex="Times New Roman4" style:font-size-complex="12pt"/>
    </style:style>
    <style:style style:name="T29" style:family="text">
      <style:text-properties style:font-name="Times New Roman4" fo:font-size="12pt" fo:language="bg" fo:country="BG" officeooo:rsid="0084d68b" style:font-size-asian="12pt" style:font-name-complex="Times New Roman4" style:font-size-complex="12pt"/>
    </style:style>
    <style:style style:name="T30" style:family="text">
      <style:text-properties style:font-name="Times New Roman4" fo:font-size="12pt" fo:language="bg" fo:country="BG" officeooo:rsid="0085aa82" style:font-size-asian="12pt" style:font-name-complex="Times New Roman4" style:font-size-complex="12pt"/>
    </style:style>
    <style:style style:name="T31" style:family="text">
      <style:text-properties style:font-name="Times New Roman4" fo:font-size="12pt" fo:language="bg" fo:country="BG" officeooo:rsid="0085db0a" style:font-size-asian="12pt" style:font-name-complex="Times New Roman4" style:font-size-complex="12pt"/>
    </style:style>
    <style:style style:name="T32" style:family="text">
      <style:text-properties style:font-name="Times New Roman4" fo:font-size="12pt" fo:language="bg" fo:country="BG" officeooo:rsid="008ca377" style:font-size-asian="12pt" style:font-name-complex="Times New Roman4" style:font-size-complex="12pt"/>
    </style:style>
    <style:style style:name="T33" style:family="text">
      <style:text-properties style:font-name="Times New Roman4" fo:font-size="12pt" fo:language="bg" fo:country="BG" officeooo:rsid="009da1dd" style:font-size-asian="12pt" style:font-name-complex="Times New Roman4" style:font-size-complex="12pt"/>
    </style:style>
    <style:style style:name="T34" style:family="text">
      <style:text-properties style:font-name="Times New Roman4" fo:font-size="12pt" fo:language="bg" fo:country="BG" officeooo:rsid="00bb7ae1" style:font-size-asian="12pt" style:font-name-complex="Times New Roman4" style:font-size-complex="12pt"/>
    </style:style>
    <style:style style:name="T35" style:family="text">
      <style:text-properties fo:color="#000000" style:font-name="Times New Roman4" fo:font-size="12pt" officeooo:rsid="0085db0a" style:font-size-asian="12pt" style:font-name-complex="Times New Roman5" style:font-size-complex="12pt"/>
    </style:style>
    <style:style style:name="T36" style:family="text">
      <style:text-properties fo:color="#000000" style:font-name="Times New Roman4" fo:font-size="12pt" officeooo:rsid="0085db0a" style:font-size-asian="12pt" style:font-name-complex="Times New Roman4" style:font-size-complex="12pt"/>
    </style:style>
    <style:style style:name="T37" style:family="text">
      <style:text-properties fo:font-variant="normal" fo:text-transform="none" style:text-position="0% 100%" fo:font-style="normal" style:text-underline-style="none" fo:font-weight="normal"/>
    </style:style>
    <style:style style:name="T38" style:family="text">
      <style:text-properties fo:font-variant="normal" fo:text-transform="none" style:text-position="0% 100%" fo:font-style="normal" style:text-underline-style="none" fo:font-weight="normal" officeooo:rsid="00bfddd1"/>
    </style:style>
    <style:style style:name="T39"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40"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41" style:family="text">
      <style:text-properties style:use-window-font-color="true" style:font-name="Times New Roman4" fo:font-size="12pt" fo:language="bg" fo:country="BG" style:font-size-asian="12pt" style:font-name-complex="Times New Roman4" style:font-size-complex="12pt"/>
    </style:style>
    <style:style style:name="T42" style:family="text">
      <style:text-properties style:use-window-font-color="true" style:font-name="Times New Roman4" fo:font-size="12pt" fo:language="bg" fo:country="BG" officeooo:rsid="005c1de0" style:font-size-asian="12pt" style:font-name-complex="Times New Roman4" style:font-size-complex="12pt"/>
    </style:style>
    <style:style style:name="T43" style:family="text">
      <style:text-properties style:use-window-font-color="true" style:font-name="Times New Roman4" fo:font-size="12pt" fo:language="bg" fo:country="BG" officeooo:rsid="005cb9e7" style:font-size-asian="12pt" style:font-name-complex="Times New Roman4" style:font-size-complex="12pt"/>
    </style:style>
    <style:style style:name="T44" style:family="text">
      <style:text-properties style:use-window-font-color="true" style:font-name="Times New Roman4" fo:font-size="12pt" fo:language="bg" fo:country="BG" officeooo:rsid="005d434c" style:font-size-asian="12pt" style:font-name-complex="Times New Roman4" style:font-size-complex="12pt"/>
    </style:style>
    <style:style style:name="T45" style:family="text">
      <style:text-properties style:use-window-font-color="true" style:font-name="Times New Roman4" fo:font-size="12pt" fo:language="bg" fo:country="BG" officeooo:rsid="005d9cdf" style:font-size-asian="12pt" style:font-name-complex="Times New Roman4" style:font-size-complex="12pt"/>
    </style:style>
    <style:style style:name="T46" style:family="text">
      <style:text-properties style:use-window-font-color="true" style:font-name="Times New Roman4" fo:font-size="12pt" fo:language="bg" fo:country="BG" officeooo:rsid="005db976" style:font-size-asian="12pt" style:font-name-complex="Times New Roman4" style:font-size-complex="12pt"/>
    </style:style>
    <style:style style:name="T47" style:family="text">
      <style:text-properties style:use-window-font-color="true" style:font-name="Times New Roman4" fo:font-size="12pt" fo:language="bg" fo:country="BG" officeooo:rsid="005f0d3a" style:font-size-asian="12pt" style:font-name-complex="Times New Roman4" style:font-size-complex="12pt"/>
    </style:style>
    <style:style style:name="T48" style:family="text">
      <style:text-properties style:use-window-font-color="true" style:font-name="Times New Roman4" fo:font-size="12pt" fo:language="bg" fo:country="BG" officeooo:rsid="005f1298" style:font-size-asian="12pt" style:font-name-complex="Times New Roman4" style:font-size-complex="12pt"/>
    </style:style>
    <style:style style:name="T49" style:family="text">
      <style:text-properties style:use-window-font-color="true" style:font-name="Times New Roman4" fo:font-size="12pt" fo:language="bg" fo:country="BG" officeooo:rsid="0060630e" style:font-size-asian="12pt" style:font-name-complex="Times New Roman4" style:font-size-complex="12pt"/>
    </style:style>
    <style:style style:name="T50" style:family="text">
      <style:text-properties style:use-window-font-color="true" style:font-name="Times New Roman4" fo:font-size="12pt" fo:language="bg" fo:country="BG" officeooo:rsid="00618610" style:font-size-asian="12pt" style:font-name-complex="Times New Roman4" style:font-size-complex="12pt"/>
    </style:style>
    <style:style style:name="T51" style:family="text">
      <style:text-properties style:use-window-font-color="true" style:font-name="Times New Roman4" fo:font-size="12pt" fo:language="bg" fo:country="BG" officeooo:rsid="00624bd0" style:font-size-asian="12pt" style:font-name-complex="Times New Roman4" style:font-size-complex="12pt"/>
    </style:style>
    <style:style style:name="T52" style:family="text">
      <style:text-properties style:use-window-font-color="true" style:font-name="Times New Roman4" fo:font-size="12pt" fo:language="bg" fo:country="BG" officeooo:rsid="00681584" style:font-size-asian="12pt" style:font-name-complex="Times New Roman4" style:font-size-complex="12pt"/>
    </style:style>
    <style:style style:name="T53" style:family="text">
      <style:text-properties style:use-window-font-color="true" style:font-name="Times New Roman4" fo:font-size="12pt" fo:language="bg" fo:country="BG" officeooo:rsid="00681bd9" style:font-size-asian="12pt" style:font-name-complex="Times New Roman4" style:font-size-complex="12pt"/>
    </style:style>
    <style:style style:name="T54" style:family="text">
      <style:text-properties style:use-window-font-color="true" style:font-name="Times New Roman4" fo:font-size="12pt" fo:language="bg" fo:country="BG" officeooo:rsid="0068be3a" style:font-size-asian="12pt" style:font-name-complex="Times New Roman4" style:font-size-complex="12pt"/>
    </style:style>
    <style:style style:name="T55" style:family="text">
      <style:text-properties style:use-window-font-color="true" style:font-name="Times New Roman4" fo:font-size="12pt" fo:language="bg" fo:country="BG" officeooo:rsid="006a8ecc" style:font-size-asian="12pt" style:font-name-complex="Times New Roman4" style:font-size-complex="12pt"/>
    </style:style>
    <style:style style:name="T56" style:family="text">
      <style:text-properties style:use-window-font-color="true" style:font-name="Times New Roman4" fo:font-size="12pt" fo:language="bg" fo:country="BG" officeooo:rsid="006c17c9" style:font-size-asian="12pt" style:font-name-complex="Times New Roman4" style:font-size-complex="12pt"/>
    </style:style>
    <style:style style:name="T57" style:family="text">
      <style:text-properties style:use-window-font-color="true" style:font-name="Times New Roman4" fo:font-size="12pt" fo:language="bg" fo:country="BG" officeooo:rsid="006ca511" style:font-size-asian="12pt" style:font-name-complex="Times New Roman4" style:font-size-complex="12pt"/>
    </style:style>
    <style:style style:name="T58" style:family="text">
      <style:text-properties style:use-window-font-color="true" style:font-name="Times New Roman4" fo:font-size="12pt" fo:language="bg" fo:country="BG" officeooo:rsid="006d93f2" style:font-size-asian="12pt" style:font-name-complex="Times New Roman4" style:font-size-complex="12pt"/>
    </style:style>
    <style:style style:name="T59" style:family="text">
      <style:text-properties style:use-window-font-color="true" style:font-name="Times New Roman4" fo:font-size="12pt" fo:language="bg" fo:country="BG" officeooo:rsid="0085db0a" style:font-size-asian="12pt" style:font-name-complex="Times New Roman4" style:font-size-complex="12pt"/>
    </style:style>
    <style:style style:name="T60" style:family="text">
      <style:text-properties style:use-window-font-color="true" style:font-name="Times New Roman4" fo:font-size="12pt" fo:language="bg" fo:country="BG" officeooo:rsid="00875e5d" style:font-size-asian="12pt" style:font-name-complex="Times New Roman4" style:font-size-complex="12pt"/>
    </style:style>
    <style:style style:name="T61" style:family="text">
      <style:text-properties style:use-window-font-color="true" style:font-name="Times New Roman4" fo:font-size="12pt" fo:language="bg" fo:country="BG" officeooo:rsid="0087cc0c" style:font-size-asian="12pt" style:font-name-complex="Times New Roman4" style:font-size-complex="12pt"/>
    </style:style>
    <style:style style:name="T62" style:family="text">
      <style:text-properties style:use-window-font-color="true" style:font-name="Times New Roman4" fo:font-size="12pt" fo:language="bg" fo:country="BG" officeooo:rsid="008920ee" style:font-size-asian="12pt" style:font-name-complex="Times New Roman4" style:font-size-complex="12pt"/>
    </style:style>
    <style:style style:name="T63" style:family="text">
      <style:text-properties style:use-window-font-color="true" style:font-name="Times New Roman4" fo:font-size="12pt" fo:language="bg" fo:country="BG" officeooo:rsid="008ca377" style:font-size-asian="12pt" style:font-name-complex="Times New Roman4" style:font-size-complex="12pt"/>
    </style:style>
    <style:style style:name="T64" style:family="text">
      <style:text-properties style:use-window-font-color="true" style:font-name="Times New Roman4" fo:font-size="12pt" fo:language="bg" fo:country="BG" officeooo:rsid="007dab08" style:font-size-asian="12pt" style:font-name-complex="Times New Roman4" style:font-size-complex="12pt"/>
    </style:style>
    <style:style style:name="T65" style:family="text">
      <style:text-properties style:use-window-font-color="true" style:font-name="Times New Roman4" fo:font-size="12pt" fo:language="bg" fo:country="BG" officeooo:rsid="0082f762" style:font-size-asian="12pt" style:font-name-complex="Times New Roman4" style:font-size-complex="12pt"/>
    </style:style>
    <style:style style:name="T66" style:family="text">
      <style:text-properties style:use-window-font-color="true" style:font-name="Times New Roman4" fo:font-size="12pt" fo:language="bg" fo:country="BG" officeooo:rsid="00526675" style:font-size-asian="12pt" style:font-name-complex="Times New Roman4" style:font-size-complex="12pt"/>
    </style:style>
    <style:style style:name="T67" style:family="text">
      <style:text-properties style:use-window-font-color="true" style:font-name="Times New Roman4" fo:font-size="12pt" fo:language="bg" fo:country="BG" officeooo:rsid="00b79cf4" style:font-size-asian="12pt" style:font-name-complex="Times New Roman4" style:font-size-complex="12pt"/>
    </style:style>
    <style:style style:name="T68" style:family="text">
      <style:text-properties style:use-window-font-color="true" style:font-name="Times New Roman4" fo:font-size="12pt" fo:language="bg" fo:country="BG" officeooo:rsid="00244c19" style:font-size-asian="12pt" style:font-name-complex="Times New Roman5" style:font-size-complex="12pt"/>
    </style:style>
    <style:style style:name="T69" style:family="text">
      <style:text-properties style:use-window-font-color="true" style:font-name="Times New Roman4" fo:font-size="12pt" fo:language="bg" fo:country="BG" officeooo:rsid="004fc75b" style:font-size-asian="12pt" style:font-name-complex="Times New Roman5" style:font-size-complex="12pt"/>
    </style:style>
    <style:style style:name="T70" style:family="text">
      <style:text-properties style:use-window-font-color="true" style:font-name="Times New Roman4" fo:font-size="12pt" fo:language="bg" fo:country="BG" officeooo:rsid="006ca511" style:font-size-asian="12pt" style:font-name-complex="Times New Roman5" style:font-size-complex="12pt"/>
    </style:style>
    <style:style style:name="T71" style:family="text">
      <style:text-properties style:use-window-font-color="true" style:font-name="Times New Roman4" fo:font-size="12pt" fo:language="bg" fo:country="BG" officeooo:rsid="0082f762" style:font-size-asian="12pt" style:font-name-complex="Times New Roman5" style:font-size-complex="12pt"/>
    </style:style>
    <style:style style:name="T72" style:family="text">
      <style:text-properties style:use-window-font-color="true" style:font-name="Times New Roman4" fo:font-size="12pt" officeooo:rsid="00232fbb" style:font-size-asian="12pt" style:font-name-complex="Times New Roman5" style:font-size-complex="12pt"/>
    </style:style>
    <style:style style:name="T73" style:family="text">
      <style:text-properties style:use-window-font-color="true" style:font-name="Times New Roman4" fo:font-size="12pt" officeooo:rsid="007dab08" style:font-size-asian="12pt" style:font-name-complex="Times New Roman5" style:font-size-complex="12pt"/>
    </style:style>
    <style:style style:name="T74" style:family="text">
      <style:text-properties style:use-window-font-color="true" style:font-name="Times New Roman4" fo:font-size="12pt" officeooo:rsid="0082f762" style:font-size-asian="12pt" style:font-name-complex="Times New Roman5" style:font-size-complex="12pt"/>
    </style:style>
    <style:style style:name="T75" style:family="text">
      <style:text-properties style:use-window-font-color="true" style:font-name="Times New Roman4" fo:font-size="12pt" officeooo:rsid="00533f39" style:font-size-asian="12pt" style:font-name-complex="Times New Roman5" style:font-size-complex="12pt"/>
    </style:style>
    <style:style style:name="T76" style:family="text">
      <style:text-properties style:use-window-font-color="true" style:font-name="Times New Roman4" fo:font-size="12pt" officeooo:rsid="002745e9" style:font-size-asian="12pt" style:font-name-complex="Times New Roman5" style:font-size-complex="12pt"/>
    </style:style>
    <style:style style:name="T77" style:family="text">
      <style:text-properties style:use-window-font-color="true" style:font-name="Times New Roman4" fo:font-size="12pt" officeooo:rsid="0030d26e" style:font-size-asian="12pt" style:font-name-complex="Times New Roman5" style:font-size-complex="12pt"/>
    </style:style>
    <style:style style:name="T78" style:family="text">
      <style:text-properties style:use-window-font-color="true" style:font-name="Times New Roman4" fo:font-size="12pt" officeooo:rsid="0085db0a" style:font-size-asian="12pt" style:font-name-complex="Times New Roman5" style:font-size-complex="12pt"/>
    </style:style>
    <style:style style:name="T79" style:family="text">
      <style:text-properties style:use-window-font-color="true" style:font-name="Times New Roman4" fo:font-size="12pt" officeooo:rsid="0075b56d" style:font-size-asian="12pt" style:font-name-complex="Times New Roman5" style:font-size-complex="12pt"/>
    </style:style>
    <style:style style:name="T80" style:family="text">
      <style:text-properties style:use-window-font-color="true" style:font-name="Times New Roman4" fo:font-size="12pt" officeooo:rsid="008ca377" style:font-size-asian="12pt" style:font-name-complex="Times New Roman5" style:font-size-complex="12pt"/>
    </style:style>
    <style:style style:name="T81" style:family="text">
      <style:text-properties style:use-window-font-color="true" style:font-name="Times New Roman4" fo:font-size="12pt" officeooo:rsid="0022e0c1" style:font-size-asian="12pt" style:font-name-complex="Times New Roman5" style:font-size-complex="12pt"/>
    </style:style>
    <style:style style:name="T82" style:family="text">
      <style:text-properties style:use-window-font-color="true" style:font-name="Times New Roman4" fo:font-size="12pt" officeooo:rsid="004e0764" style:font-size-asian="12pt" style:font-name-complex="Times New Roman5" style:font-size-complex="12pt"/>
    </style:style>
    <style:style style:name="T83" style:family="text">
      <style:text-properties style:use-window-font-color="true" style:font-name="Times New Roman4" fo:font-size="12pt" officeooo:rsid="00230284" style:font-size-asian="12pt" style:font-name-complex="Times New Roman5" style:font-size-complex="12pt"/>
    </style:style>
    <style:style style:name="T84" style:family="text">
      <style:text-properties style:use-window-font-color="true" style:font-name="Times New Roman4" fo:font-size="12pt" officeooo:rsid="00776021" style:font-size-asian="12pt" style:font-name-complex="Times New Roman5" style:font-size-complex="12pt"/>
    </style:style>
    <style:style style:name="T85" style:family="text">
      <style:text-properties style:use-window-font-color="true" style:font-name="Times New Roman4" fo:font-size="12pt" officeooo:rsid="007aff07" style:font-size-asian="12pt" style:font-name-complex="Times New Roman5" style:font-size-complex="12pt"/>
    </style:style>
    <style:style style:name="T86" style:family="text">
      <style:text-properties style:use-window-font-color="true" style:font-name="Times New Roman4" fo:font-size="12pt" officeooo:rsid="008d35f0" style:font-size-asian="12pt" style:font-name-complex="Times New Roman5" style:font-size-complex="12pt"/>
    </style:style>
    <style:style style:name="T87" style:family="text">
      <style:text-properties style:use-window-font-color="true" style:font-name="Times New Roman4" fo:font-size="12pt" officeooo:rsid="008e76f0" style:font-size-asian="12pt" style:font-name-complex="Times New Roman5" style:font-size-complex="12pt"/>
    </style:style>
    <style:style style:name="T88" style:family="text">
      <style:text-properties style:use-window-font-color="true" style:font-name="Times New Roman4" fo:font-size="12pt" officeooo:rsid="009ab9c3" style:font-size-asian="12pt" style:font-name-complex="Times New Roman5" style:font-size-complex="12pt"/>
    </style:style>
    <style:style style:name="T89" style:family="text">
      <style:text-properties style:use-window-font-color="true" style:font-name="Times New Roman4" fo:font-size="12pt" officeooo:rsid="009f7e06" style:font-size-asian="12pt" style:font-name-complex="Times New Roman5" style:font-size-complex="12pt"/>
    </style:style>
    <style:style style:name="T90" style:family="text">
      <style:text-properties style:use-window-font-color="true" style:font-name="Times New Roman4" fo:font-size="12pt" officeooo:rsid="00a73779" style:font-size-asian="12pt" style:font-name-complex="Times New Roman5" style:font-size-complex="12pt"/>
    </style:style>
    <style:style style:name="T91" style:family="text">
      <style:text-properties style:use-window-font-color="true" style:font-name="Times New Roman4" fo:font-size="12pt" officeooo:rsid="00a8895d" style:font-size-asian="12pt" style:font-name-complex="Times New Roman5" style:font-size-complex="12pt"/>
    </style:style>
    <style:style style:name="T92" style:family="text">
      <style:text-properties style:use-window-font-color="true" style:font-name="Times New Roman4" fo:font-size="12pt" officeooo:rsid="00a8f449" style:font-size-asian="12pt" style:font-name-complex="Times New Roman5" style:font-size-complex="12pt"/>
    </style:style>
    <style:style style:name="T93" style:family="text">
      <style:text-properties style:use-window-font-color="true" style:font-name="Times New Roman4" fo:font-size="12pt" officeooo:rsid="00a9dbdf" style:font-size-asian="12pt" style:font-name-complex="Times New Roman5" style:font-size-complex="12pt"/>
    </style:style>
    <style:style style:name="T94" style:family="text">
      <style:text-properties style:use-window-font-color="true" style:font-name="Times New Roman4" fo:font-size="12pt" officeooo:rsid="00b94294" style:font-size-asian="12pt" style:font-name-complex="Times New Roman5" style:font-size-complex="12pt"/>
    </style:style>
    <style:style style:name="T95" style:family="text">
      <style:text-properties style:use-window-font-color="true" style:font-name="Times New Roman4" fo:font-size="12pt" officeooo:rsid="00baf4c5" style:font-size-asian="12pt" style:font-name-complex="Times New Roman5" style:font-size-complex="12pt"/>
    </style:style>
    <style:style style:name="T96" style:family="text">
      <style:text-properties style:use-window-font-color="true" style:font-name="Times New Roman4" fo:font-size="12pt" officeooo:rsid="00533f39" style:font-size-asian="12pt" style:font-name-complex="Times New Roman4" style:font-size-complex="12pt"/>
    </style:style>
    <style:style style:name="T97" style:family="text">
      <style:text-properties style:use-window-font-color="true" style:font-name="Times New Roman4" fo:font-size="12pt" officeooo:rsid="0085db0a" style:font-size-asian="12pt" style:font-name-complex="Times New Roman4" style:font-size-complex="12pt"/>
    </style:style>
    <style:style style:name="T98" style:family="text">
      <style:text-properties style:use-window-font-color="true" style:font-name="Times New Roman4" fo:font-size="12pt" officeooo:rsid="008ca377" style:font-size-asian="12pt" style:font-name-complex="Times New Roman4" style:font-size-complex="12pt"/>
    </style:style>
    <style:style style:name="T99" style:family="text">
      <style:text-properties style:use-window-font-color="true" style:font-name="Times New Roman4" fo:font-size="12pt" officeooo:rsid="006fa2ce" style:font-size-asian="12pt" style:font-name-complex="Times New Roman4" style:font-size-complex="12pt"/>
    </style:style>
    <style:style style:name="T100" style:family="text">
      <style:text-properties style:use-window-font-color="true" style:font-name="Times New Roman4" fo:font-size="12pt" officeooo:rsid="006ed00c" style:font-size-asian="12pt" style:font-name-complex="Times New Roman4" style:font-size-complex="12pt"/>
    </style:style>
    <style:style style:name="T101" style:family="text">
      <style:text-properties style:use-window-font-color="true" style:font-name="Times New Roman4" fo:font-size="12pt" officeooo:rsid="007123a1" style:font-size-asian="12pt" style:font-name-complex="Times New Roman4" style:font-size-complex="12pt"/>
    </style:style>
    <style:style style:name="T102" style:family="text">
      <style:text-properties style:use-window-font-color="true" style:font-name="Times New Roman4" fo:font-size="12pt" officeooo:rsid="00792522" style:font-size-asian="12pt" style:font-name-complex="Times New Roman4" style:font-size-complex="12pt"/>
    </style:style>
    <style:style style:name="T103" style:family="text">
      <style:text-properties style:use-window-font-color="true" style:font-name="Times New Roman4" fo:font-size="12pt" officeooo:rsid="007aff07" style:font-size-asian="12pt" style:font-name-complex="Times New Roman4" style:font-size-complex="12pt"/>
    </style:style>
    <style:style style:name="T104" style:family="text">
      <style:text-properties style:use-window-font-color="true" style:font-name="Times New Roman4" fo:font-size="12pt" officeooo:rsid="008d35f0" style:font-size-asian="12pt" style:font-name-complex="Times New Roman4" style:font-size-complex="12pt"/>
    </style:style>
    <style:style style:name="T105" style:family="text">
      <style:text-properties style:use-window-font-color="true" style:font-name="Times New Roman4" fo:font-size="12pt" officeooo:rsid="008e76f0" style:font-size-asian="12pt" style:font-name-complex="Times New Roman4"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8874991" text:style-name="Thesis_5f_numbering">
        <text:list-item>
          <text:h text:style-name="P7" text:outline-level="1">Увод</text:h>
        </text:list-item>
      </text:list>
      <text:p text:style-name="Thesis_5f_body"><text:span text:style-name="T42">Крайбрежните морски екосистеми се отличават с изклю</text:span><text:span text:style-name="T43">чително голямо биоразнообразие </text:span><text:span text:style-name="T44">и ресурси, благодарение на което осигуряват редица екосистемни услуги </text:span><text:span text:style-name="T48">за човечеството</text:span><text:span text:style-name="T44">. Същевременно това са територии с висока гъстота на население</text:span><text:span text:style-name="T60">то</text:span><text:span text:style-name="T44">, </text:span><text:span text:style-name="T50">където се</text:span><text:span text:style-name="T44"> концентр</text:span><text:span text:style-name="T50">ират</text:span><text:span text:style-name="T44"> </text:span><text:span text:style-name="T47">различни </text:span><text:span text:style-name="T44">икономически дейности </text:span><text:span text:style-name="T60">като земеделие, транспорт, индустрия, туризъм, риболов и аквакултури и др.</text:span><text:span text:style-name="T44">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4">(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4">. </text:span><text:span text:style-name="T51">П</text:span><text:span text:style-name="T45">литката </text:span><text:span text:style-name="T51">крайбрежна з</text:span><text:span text:style-name="T45">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6">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6">(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5">.</text:span></text:p>
      <text:p text:style-name="P6"><text:span text:style-name="T41">На фона на глобалните изменения, </text:span><text:span text:style-name="T49">Черно море е подложено на </text:span><text:span text:style-name="T41">значител</text:span><text:span text:style-name="T49">е</text:span><text:span text:style-name="T41">н натиск от </text:span><text:span text:style-name="T49">антропогенните </text:span><text:span text:style-name="T41">дейност</text:span><text:span text:style-name="T49">и</text:span><text:span text:style-name="T41"> на </text:span><text:span text:style-name="T49">всички граничещи с него </text:span><text:span text:style-name="T41">страни. </text:span><text:span text:style-name="T57">Е</text:span><text:span text:style-name="T49">фектите </text:span><text:span text:style-name="T61">върху биологичните му съобщества </text:span><text:span text:style-name="T49">се засилват от </text:span><text:span text:style-name="T57">характерните особености </text:span><text:span text:style-name="T61">на басейна </text:span><text:span text:style-name="T57">– </text:span><text:span text:style-name="T68">относителна</text:span><text:span text:style-name="T70"> </text:span><text:span text:style-name="T68">изолираност от Световния океан, гол</text:span><text:span text:style-name="T70">я</text:span><text:span text:style-name="T68">м водосборен басейн, ограничено разпространение на подходящи за живот дънни местообитания заради развитието на ан</text:span><text:span text:style-name="T69">а</text:span><text:span text:style-name="T68">еробни условия в дълбочина</text:span><text:span text:style-name="T49">. </text:span><text:span text:style-name="T52">Черноморските екосистеми </text:span><text:span text:style-name="T62">вече са </text:span><text:span text:style-name="T52">претърпя</text:span><text:span text:style-name="T62">ли</text:span><text:span text:style-name="T57"> </text:span><text:span text:style-name="T62">един </text:span><text:span text:style-name="T52">катастрофален срив през 1970-1980те години в резултат на антропогенна еутрофикация, замърсяване, инвазивни видове </text:span><text:span text:style-name="T53">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3">(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3">. </text:span><text:span text:style-name="T54">През съвременния период, </text:span><text:span text:style-name="T58">когато</text:span><text:span text:style-name="T54"> антропогенната еутрофикация се понижава, започва </text:span><text:span text:style-name="T55">постепенно </text:span><text:span text:style-name="T54">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39">(Stoykov and Kolarov, 1994; </text:span><text:span text:style-name="T37">Стойков </text:span><text:span text:style-name="T38">и кол</text:span><text:span text:style-name="T37">.,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52">. </text:span><text:span text:style-name="T56">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7">отразява високата изменчивост както на естествените, така и на антропогенните фактори </text:span><text:reference-mark-start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40">(</text:span><text:span text:style-name="T37">Мончева </text:span><text:span text:style-name="T38">и</text:span><text:span text:style-name="T37"> Тодорова, 2013)</text:span><text:reference-mark-end text:name="ZOTERO_ITEM CSL_CITATION {&quot;citationID&quot;:&quot;hZrk2u9a&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6g9SZc9V1"/><text:span text:style-name="T57">. </text:span><text:span text:style-name="T59">Познаването на съвременните тенденции в биоразнообразието на макрозообентосните съобщества и състоянието </text:span><text:span text:style-name="T67">на крайбрежните дънни местообитания по този показател</text:span><text:span text:style-name="T59"> – </text:span><text:span text:style-name="T63">обект на настоящата дисертация – </text:span><text:span text:style-name="T59">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text:span></text:p>
      <text:p text:style-name="P4"><text:soft-page-break/><text:span text:style-name="T8">Макрозообентосните съобщества на мекото дъно </text:span><text:span text:style-name="T11">в плитката крайбреж</text:span><text:span text:style-name="T22">н</text:span><text:span text:style-name="T11">а зона </text:span><text:span text:style-name="T8">играят редица важни роли в структурата и функционирането на </text:span><text:span text:style-name="T11">морските </text:span><text:span text:style-name="T8">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6">.</text:span><text:span text:style-name="T1"> </text:span><text:span text:style-name="T5">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2">местообитани</text:span><text:span text:style-name="T3">я</text:span><text:span text:style-name="T2">т</text:span><text:span text:style-name="T3">а</text:span><text:span text:style-name="T1"> и обогатяването с кислород на седиментите чрез биотурбация. </text:span><text:span text:style-name="T7">Те </text:span><text:span text:style-name="T19">са </text:span><text:span text:style-name="T20">и основ</text:span><text:span text:style-name="T23">на част</text:span><text:span text:style-name="T20"> </text:span><text:span text:style-name="T19">от хранителната база на бентосоядните риби. </text:span><text:span text:style-name="T6">Р</text:span><text:span text:style-name="T17">едица </text:span><text:span text:style-name="T19">техни представители </text:span><text:span text:style-name="T18">(напр. </text:span><text:span text:style-name="T19">много видове </text:span><text:span text:style-name="T18">мекотели, скариди) </text:span><text:span text:style-name="T17">се </text:span><text:span text:style-name="T15">експлоатират като ресурс от хората, </text:span><text:span text:style-name="T21">често прекомерно </text:span><text:span text:style-name="T25">и с деструктивни методи</text:span><text:span text:style-name="T21">, </text:span><text:span text:style-name="T24">което води до </text:span><text:span text:style-name="T25">увреждане и нарушаване на функционирането на крайбрежните екосистеми и на предоставяните от тях услуги</text:span><text:span text:style-name="T15">.</text:span></text:p>
      <text:p text:style-name="P3"><text:span text:style-name="T4">Непосредствената близост до брега и концентрираните там антропогенни </text:span><text:span text:style-name="T9">дейности означава, че </text:span><text:span text:style-name="T20">крайбрежните макрозообентосни съобщества </text:span><text:span text:style-name="T9">са първите и най-силно засегнати от негативни</text:span><text:span text:style-name="T10">те</text:span><text:span text:style-name="T9"> въздействия </text:span><text:span text:style-name="T12">(а съответно и първите, които </text:span><text:span text:style-name="T14">ще </text:span><text:span text:style-name="T12">се възстановят при отслабване или премахването на </text:span><text:span text:style-name="T13">натиските</text:span><text:span text:style-name="T12">)</text:span><text:span text:style-name="T9">. </text:span><text:span text:style-name="T19">Условията на средата им са също така по-силно изменчиви от тези в по-дълбоко разположените зони. </text:span><text:span text:style-name="T16">Въпреки </text:span><text:span text:style-name="T17">това,</text:span><text:span text:style-name="T12"> </text:span><text:span text:style-name="T16">плитководните съобщества</text:span><text:span text:style-name="T12"> са обект на изследване и оценка сравнително по-рядко. </text:span></text:p>
      <text:p text:style-name="P1"><text:span text:style-name="T77">Зооб</text:span><text:span text:style-name="T78">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77">им</text:span><text:span text:style-name="T78"> на развитие. </text:span><text:span text:style-name="T97">Съобществата им са съставени от множество различни видове </text:span><text:span text:style-name="T104">със </text:span><text:span text:style-name="T97">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78">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78">(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5">.</text:span><text:span text:style-name="T78"> </text:span><text:span text:style-name="T86">П</text:span><text:span text:style-name="T97">родължителността на живота </text:span><text:span text:style-name="T104">на тези видове </text:span><text:span text:style-name="T97">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6"> зообентосните съобщества</text:span><text:span text:style-name="T97"> </text:span><text:span text:style-name="T98">традиционно </text:span><text:span text:style-name="T97">често се използват като биологични индикатори за качеството на средата</text:span><text:span text:style-name="T78">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8">(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8">.</text:span></text:p>
      <text:p text:style-name="P1"><text:span text:style-name="T99">В отговор на</text:span><text:span text:style-name="T100"> заплахи</text:span><text:span text:style-name="T99">те и натиските върху морската среда</text:span><text:span text:style-name="T100">, на световно ниво са разработени редица </text:span><text:span text:style-name="T99">законодателни мерки и политики, които целят </text:span><text:span text:style-name="T101">нейното </text:span><text:span text:style-name="T99">опазване и възстановяване. В Европа две от най-значимите такива са </text:span><text:span text:style-name="T81">Рамковата </text:span><text:span text:style-name="T82">д</text:span><text:span text:style-name="T81">иректива за </text:span><text:soft-page-break/><text:span text:style-name="T82">в</text:span><text:span text:style-name="T81">одите </text:span><text:span text:style-name="T82">(РДВ)</text:span><text:span text:style-name="T81">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81">(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99"> и </text:span><text:span text:style-name="T83">Рамковата </text:span><text:span text:style-name="T82">д</text:span><text:span text:style-name="T83">иректива за </text:span><text:span text:style-name="T82">м</text:span><text:span text:style-name="T83">орската </text:span><text:span text:style-name="T82">с</text:span><text:span text:style-name="T83">тратегия </text:span><text:span text:style-name="T82">(РДМС)</text:span><text:span text:style-name="T83">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83">(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99">. </text:span><text:span text:style-name="T72">В </text:span><text:span text:style-name="T79">контекста на РДВ, макрозообентосните съобщества са един от биологичните елементи за качество (БЕК), </text:span><text:span text:style-name="T84">а при РДМС </text:span><text:span text:style-name="T85">са </text:span><text:span text:style-name="T84">част от </text:span><text:span text:style-name="T85">няколко </text:span><text:span text:style-name="T84">дескриптор</text:span><text:span text:style-name="T85">а </text:span><text:span text:style-name="T84">за качество. </text:span><text:span text:style-name="T87">Тези </text:span><text:span text:style-name="T105">д</text:span><text:span text:style-name="T102">ирективи целят устойчивото управление и възстановяване на морските екосистеми, </text:span><text:span text:style-name="T103">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2"><text:span text:style-name="T98">Х</text:span><text:span text:style-name="T96">арактеризирането на</text:span><text:span text:style-name="T73"> </text:span><text:span text:style-name="T74">съвременното биоразнообразие </text:span><text:span text:style-name="T73">на </text:span><text:span text:style-name="T74">макро</text:span><text:span text:style-name="T73">зообентосни</text:span><text:span text:style-name="T74">те</text:span><text:span text:style-name="T73"> съобщества </text:span><text:span text:style-name="T74">в</text:span><text:span text:style-name="T73"> </text:span><text:span text:style-name="T74">плитката </text:span><text:span text:style-name="T75">крайбрежн</text:span><text:span text:style-name="T74">а зона </text:span><text:span text:style-name="T89">(</text:span><text:span text:style-name="T88">до 20 m дълбочина</text:span><text:span text:style-name="T89">) </text:span><text:span text:style-name="T74">на Черно море</text:span><text:span text:style-name="T89">, </text:span><text:span text:style-name="T90">както и </text:span><text:span text:style-name="T94">ефективното им </text:span><text:span text:style-name="T92">използване като индикатор за </text:span><text:span text:style-name="T90">оценката на</text:span><text:span text:style-name="T74"> </text:span><text:span text:style-name="T73">екологичното състояние </text:span><text:span text:style-name="T90">на </text:span><text:span text:style-name="T93">техните </text:span><text:span text:style-name="T90">местообитания, </text:span><text:span text:style-name="T80">следователно </text:span><text:span text:style-name="T90">са</text:span><text:span text:style-name="T75"> </text:span><text:span text:style-name="T76">актуалн</text:span><text:span text:style-name="T90">и</text:span><text:span text:style-name="T76"> проблем</text:span><text:span text:style-name="T90">и</text:span><text:span text:style-name="T73">. </text:span><text:span text:style-name="T89">Настоящето и</text:span><text:span text:style-name="T88">зследване ще се съсредоточи върху два </text:span><text:span text:style-name="T91">основни </text:span><text:span text:style-name="T88">типа </text:span><text:span text:style-name="T95">крайбрежни </text:span><text:span text:style-name="T88">дънни местообитания – мекото пясъчно дъно и полетата с морски треви в Бургаския залив.</text:span></text:p>
      <text:p text:style-name="P5"><text:span text:style-name="T71">Резултатите от изследването ще </text:span><text:span text:style-name="T64">допъл</text:span><text:span text:style-name="T65">нят</text:span><text:span text:style-name="T64"> </text:span><text:span text:style-name="T65">познанията и данните, необходими за прецизиране на </text:span><text:span text:style-name="T64">критериите за доброто състояние и на екологичните цели по смисъла на </text:span><text:span text:style-name="T66">РДМС</text:span><text:span text:style-name="T64">. </text:span><text:span text:style-name="T32">Т</text:span><text:span text:style-name="T28">естването на </text:span><text:span text:style-name="T33">чувствителността </text:span><text:span text:style-name="T28">на </text:span><text:span text:style-name="T31">национално приетите </text:span><text:span text:style-name="T32">зообентосни </text:span><text:span text:style-name="T30">биотични </text:span><text:span text:style-name="T28">индекси за оценка при съобществата в плитката крайбрежна зона </text:span><text:span text:style-name="T27">ще допълн</text:span><text:span text:style-name="T32">и</text:span><text:span text:style-name="T27"> разбирането ни за </text:span><text:span text:style-name="T30">тяхната </text:span><text:span text:style-name="T27">реакция към различни типове натиск </text:span><text:span text:style-name="T30">и </text:span><text:span text:style-name="T28">ще </text:span><text:span text:style-name="T34">може да </text:span><text:span text:style-name="T28">послуж</text:span><text:span text:style-name="T32">и</text:span><text:span text:style-name="T28"> за </text:span><text:span text:style-name="T34">завършване на </text:span><text:span text:style-name="T29">успешното им адаптиране за специфичните биотопи на пясъчното дъно в българското Черно море</text:span><text:span text:style-name="T28">. </text:span><text:span text:style-name="T32">Така </text:span><text:span text:style-name="T30">резултатите от настоящето изследване ще </text:span><text:span text:style-name="T32">могат да допринесат </text:span><text:span text:style-name="T30">за адекватното и информирано управление на дънните местообитания пред българския бря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2H25M34S</meta:editing-duration>
    <meta:editing-cycles>94</meta:editing-cycles>
    <meta:generator>LibreOffice/6.0.7.3$Linux_X86_64 LibreOffice_project/00m0$Build-3</meta:generator>
    <meta:initial-creator>K</meta:initial-creator>
    <dc:date>2019-06-13T09:22:10.649329690</dc:date>
    <dc:creator>SK </dc:creator>
    <meta:document-statistic meta:table-count="0" meta:image-count="0" meta:object-count="0" meta:page-count="3" meta:paragraph-count="9" meta:word-count="863" meta:character-count="6382" meta:non-whitespace-character-count="5522"/>
    <meta:user-defined meta:name="ZOTERO_PREF_1">&lt;data data-version="3" zotero-version="5.0.66"&gt;&lt;session id="OAlBcVR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